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1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William Jefferson Guernsey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31</text:p>
      <text:p text:style-name="P5">Month<text:tab/><text:tab/><text:tab/><text:tab/><text:tab/><text:tab/>July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WM. JEFFERSON GUERNSEY, M. D./</text:p>
      <text:p text:style-name="P2">1340 FRANKFORD AVE., PHILADELPHIA./</text:p>
      <text:p text:style-name="P2">8 to 9 a. m., 1 to 8 p. m. &amp; 7 to 8 p. m./</text:p>
      <text:p text:style-name="P2"/>
      <text:p text:style-name="P2">Rev. S. Morais, L L. D./</text:p>
      <text:p text:style-name="P2"><text:tab/>546 Nth 5th St/</text:p>
      <text:p text:style-name="P2"><text:tab/><text:tab/>Philada./</text:p>
      <text:p text:style-name="P2"/>
      <text:p text:style-name="P2">[Page 1]</text:p>
      <text:p text:style-name="P2">M<text:span text:style-name="T2">r</text:span><text:span text:style-name="T3">. George D. M</text:span><text:span text:style-name="T2">c</text:span><text:span text:style-name="T3">Creary./</text:span></text:p>
      <text:p text:style-name="P2"><text:span text:style-name="T3"><text:tab/>Philadelphia./</text:span></text:p>
      <text:p text:style-name="P2"><text:span text:style-name="T3"/></text:p>
      <text:p text:style-name="P2"><text:span text:style-name="T3">[Page 2]</text:span></text:p>
      <text:p text:style-name="P2"><text:soft-page-break/><text:span text:style-name="T3">WM. JEFFERSON GUERNSEY, M. D./</text:span></text:p>
      <text:p text:style-name="P2"><text:span text:style-name="T3">1340 FRANKFORD AVE., PHILADELPHIA./</text:span></text:p>
      <text:p text:style-name="P2"><text:span text:style-name="T3">8 to 9 a. m., 1 to 8 p. m. &amp; 7 to 8 p. m./</text:span></text:p>
      <text:p text:style-name="P3"><text:span text:style-name="T3">July 31st/</text:span></text:p>
      <text:p text:style-name="P2"><text:span text:style-name="T3">My dear Sir:/</text:span></text:p>
      <text:p text:style-name="P2"><text:span text:style-name="T3"><text:tab/>About a week ago there appeared/ in the Public Ledger an extract/ from some Jewish paper, (probably/ Reformed,)--I think it was the/ "Exponent"--stating that there/ was not in any ancient Jewish/ lithurgy[sic!] any prescribed prayers/ for the dead. <text:s/>Believing that/ this statement is untrue, and as/ a Catholic I am anxious to/ refute it from reliable authority/ among my protestant friends, I take/ the liberty of asking you whether/ such is the case? <text:s/>Also, whether/ the books of Machabees[sic!] are contained/ in your authorised[sic!] Bible? <text:s/>Also whether/ prayers </text:span><text:span text:style-name="T4">to</text:span><text:span text:style-name="T5"> the dead were allowed?/</text:span></text:p>
      <text:p text:style-name="P2"><text:span text:style-name="T5"><text:tab/>I trust that you will pardon/ this annoyance, but I was anxious/ to appeal to some authority whom/</text:span></text:p>
      <text:p text:style-name="P2"><text:span text:style-name="T5"/></text:p>
      <text:p text:style-name="P2"><text:span text:style-name="T5">[Page 3]</text:span></text:p>
      <text:p text:style-name="P2"><text:span text:style-name="T5">I could trust &amp; Dr. Allen who/ married Miss Maggie Cannon, (formerly/ of your neighborhood) has refered[sic!]/ me to you/ very respectfully/ Wm. Jefferson Guernsey/</text:span></text:p>
      <text:p text:style-name="P2"><text:span text:style-name="T5"/></text:p>
      <text:p text:style-name="P2"><text:span text:style-name="T5">1st. Prayers </text:span><text:span text:style-name="T4">for</text:span><text:span text:style-name="T5"> the dead./</text:span></text:p>
      <text:p text:style-name="P2"><text:span text:style-name="T5">2nd Prayers </text:span><text:span text:style-name="T4">to</text:span><text:span text:style-name="T5"> the dead/</text:span></text:p>
      <text:p text:style-name="P2"><text:span text:style-name="T5">3d Books of Machabees[sic!]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5:06:08.31</meta:creation-date>
    <dc:date>2012-01-24T15:13:19.87</dc:date>
    <dc:creator>Penn Libraries</dc:creator>
    <meta:editing-duration>PT00H07M1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83" meta:word-count="395" meta:character-count="2566"/>
  </office:meta>
</office:document-meta>
</file>